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6374" officeooo:paragraph-rsid="000fd47f"/>
    </style:style>
    <style:style style:name="P2" style:family="paragraph" style:parent-style-name="Standard">
      <style:text-properties officeooo:rsid="000fd47f" officeooo:paragraph-rsid="000fd47f"/>
    </style:style>
    <style:style style:name="T1" style:family="text">
      <style:text-properties officeooo:rsid="000fd4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er- <text:span text:style-name="T1">Colocarme en la carpeta que contiene el proyecto</text:span></text:p>
      <text:p text:style-name="P1"><text:span text:style-name="T1">2do- C</text:span>orrer git init <text:s/>dentro de la carpeta que se quiere subir</text:p>
      <text:p text:style-name="P2">3er- crear repo remoto en git-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9:10:49.037239410</meta:creation-date>
    <dc:date>2020-03-19T19:40:49.911443846</dc:date>
    <meta:editing-duration>PT12M2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7" meta:character-count="148" meta:non-whitespace-character-count="123"/>
  </office:meta>
</office:document-meta>
</file>